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style:rel-width="100%" fo:margin-left="-0.075in" table:align="left" style:writing-mode="lr-tb"/>
    </style:style>
    <style:style style:name="Table1.A" style:family="table-column">
      <style:table-column-properties style:column-width="2.9535in" style:rel-column-width="4348*"/>
    </style:style>
    <style:style style:name="Table1.B" style:family="table-column">
      <style:table-column-properties style:column-width="1.7722in" style:rel-column-width="2609*"/>
    </style:style>
    <style:style style:name="Table1.C" style:family="table-column">
      <style:table-column-properties style:column-width="1.9674in" style:rel-column-width="2897*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e2" style:family="table">
      <style:table-properties style:width="6.5021in" fo:margin-left="0.0785in" table:align="left" style:writing-mode="lr-tb"/>
    </style:style>
    <style:style style:name="Table2.A" style:family="table-column">
      <style:table-column-properties style:column-width="0.5833in"/>
    </style:style>
    <style:style style:name="Table2.B" style:family="table-column">
      <style:table-column-properties style:column-width="1.9736in"/>
    </style:style>
    <style:style style:name="Table2.C" style:family="table-column">
      <style:table-column-properties style:column-width="1.9708in"/>
    </style:style>
    <style:style style:name="Table2.D" style:family="table-column">
      <style:table-column-properties style:column-width="1.9743in"/>
    </style:style>
    <style:style style:name="Table2.1" style:family="table-row">
      <style:table-row-properties style:min-row-height="0.366in" fo:keep-together="auto"/>
    </style:style>
    <style:style style:name="Table2.A1" style:family="table-cell">
      <style:table-cell-properties style:vertical-align="top" fo:padding="0in" fo:border-left="0.25pt solid #000000" fo:border-right="none" fo:border-top="0.25pt solid #000000" fo:border-bottom="0.25pt solid #000000" style:writing-mode="lr-tb"/>
    </style:style>
    <style:style style:name="Table2.D1" style:family="table-cell">
      <style:table-cell-properties style:vertical-align="top" fo:padding="0in" fo:border="0.25pt solid #000000" style:writing-mode="lr-tb"/>
    </style:style>
    <style:style style:name="Table2.2" style:family="table-row">
      <style:table-row-properties style:min-row-height="1.2194in" fo:keep-together="auto"/>
    </style:style>
    <style:style style:name="Table2.3" style:family="table-row">
      <style:table-row-properties style:min-row-height="0.9368in" fo:keep-together="auto"/>
    </style:style>
    <style:style style:name="Table2.4" style:family="table-row">
      <style:table-row-properties style:min-row-height="1.2229in" fo:keep-together="auto"/>
    </style:style>
    <style:style style:name="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0039293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line-height="0.139in"/>
      <style:text-properties fo:font-size="14pt" style:font-size-asian="14pt" style:font-size-complex="14pt"/>
    </style:style>
    <style:style style:name="P11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2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Standard">
      <style:paragraph-properties fo:orphans="0" fo:widows="0" style:text-autospace="none"/>
      <style:text-properties fo:font-size="14pt" officeooo:paragraph-rsid="000a8dbf" style:font-size-asian="14pt" style:font-size-complex="14pt"/>
    </style:style>
    <style:style style:name="P15" style:family="paragraph" style:parent-style-name="Standard">
      <style:text-properties fo:font-size="14pt" officeooo:paragraph-rsid="000a8dbf" style:font-size-asian="14pt" style:font-size-complex="14pt"/>
    </style:style>
    <style:style style:name="P16" style:family="paragraph" style:parent-style-name="Standard">
      <style:paragraph-properties fo:orphans="0" fo:widows="0" style:text-autospace="none"/>
      <style:text-properties fo:font-size="14pt" officeooo:rsid="000a8dbf" officeooo:paragraph-rsid="000a8dbf" style:font-size-asian="14pt" style:font-size-complex="14pt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>
      <style:paragraph-properties fo:orphans="0" fo:widows="0" style:text-autospace="none"/>
      <style:text-properties style:use-window-font-color="true" style:font-name="Times New Roman" fo:font-size="14pt" fo:language="ru" fo:country="RU" officeooo:rsid="000a8dbf" officeooo:paragraph-rsid="000a8dbf" style:font-name-asian="Times New Roman" style:font-size-asian="14pt" style:font-name-complex="Times New Roman" style:font-size-complex="14pt" style:language-complex="ar" style:country-complex="SA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4pt" fo:font-style="italic" fo:font-weight="bold" officeooo:paragraph-rsid="000a8dbf" style:font-size-asian="14pt" style:font-style-asian="italic" style:font-weight-asian="bold" style:font-name-complex="Courier New" style:font-size-complex="14pt" style:font-style-complex="italic"/>
    </style:style>
    <style:style style:name="P20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officeooo:paragraph-rsid="0007e2ad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weight="bold" style:font-size-asian="14pt" style:font-weight-asian="bold" style:font-size-complex="14pt"/>
    </style:style>
    <style:style style:name="P2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24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officeooo:rsid="000cc8c3" officeooo:paragraph-rsid="000cc8c3" style:font-size-asian="14pt" style:font-style-asian="normal" style:font-size-complex="14pt" style:font-style-complex="normal"/>
    </style:style>
    <style:style style:name="P25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officeooo:rsid="000942cd" officeooo:paragraph-rsid="000942cd" style:font-size-asian="14pt" style:font-style-asian="normal" style:font-size-complex="14pt" style:font-style-complex="normal"/>
    </style:style>
    <style:style style:name="P26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0942cd"/>
    </style:style>
    <style:style style:name="P27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officeooo:paragraph-rsid="000a8dbf"/>
    </style:style>
    <style:style style:name="P28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style:use-window-font-color="true" style:font-name="Times New Roman" fo:font-size="14pt" fo:language="ru" fo:country="RU" officeooo:rsid="000942cd" officeooo:paragraph-rsid="000942cd" style:font-name-asian="Times New Roman" style:font-size-asian="14pt" style:font-name-complex="Times New Roman" style:font-size-complex="14pt" style:language-complex="ar" style:country-complex="SA"/>
    </style:style>
    <style:style style:name="P29" style:family="paragraph" style:parent-style-name="Standard">
      <style:paragraph-properties fo:margin-left="1.9693in" fo:margin-right="0in" fo:line-height="150%" fo:text-indent="0.4925in" style:auto-text-indent="false" fo:break-before="page"/>
    </style:style>
    <style:style style:name="P30" style:family="paragraph" style:parent-style-name="Times14_5f_РИО2">
      <style:paragraph-properties fo:margin-left="0in" fo:margin-right="0in" fo:line-height="150%" fo:text-align="center" style:justify-single-word="false" fo:text-indent="0in" style:auto-text-indent="false"/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2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fo:font-style="normal" officeooo:rsid="000cc8c3" officeooo:paragraph-rsid="000cc8c3" style:font-size-asian="14pt" style:font-style-asian="normal" style:font-size-complex="14pt" style:font-style-complex="normal"/>
    </style:style>
    <style:style style:name="P33" style:family="paragraph" style:parent-style-name="Standard">
      <style:paragraph-properties fo:margin-left="0in" fo:margin-right="0in" fo:line-height="150%" fo:text-align="justify" style:justify-single-word="false" fo:text-indent="0.4925in" style:auto-text-indent="false"/>
      <style:text-properties fo:font-size="14pt" style:font-size-asian="14pt" style:font-size-complex="14pt"/>
    </style:style>
    <style:style style:name="T1" style:family="text">
      <style:text-properties fo:text-transform="uppercase" fo:font-size="14pt" style:font-size-asian="14pt" style:font-size-complex="14pt" style:font-weight-complex="normal"/>
    </style:style>
    <style:style style:name="T2" style:family="text">
      <style:text-properties fo:text-transform="uppercase" style:font-size-complex="14pt"/>
    </style:style>
    <style:style style:name="T3" style:family="text">
      <style:text-properties fo:text-transform="uppercase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03ef13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style:font-size-asian="14pt" style:font-size-complex="14pt" style:font-weight-complex="bold"/>
    </style:style>
    <style:style style:name="T9" style:family="text">
      <style:text-properties fo:font-size="14pt" fo:font-style="italic" officeooo:rsid="000942cd" style:font-size-asian="14pt" style:font-style-asian="italic" style:font-size-complex="14pt" style:font-style-complex="italic"/>
    </style:style>
    <style:style style:name="T10" style:family="text">
      <style:text-properties fo:font-size="14pt" fo:font-style="normal" officeooo:rsid="000942cd" style:font-size-asian="14pt" style:font-style-asian="normal" style:font-size-complex="14pt" style:font-style-complex="normal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font-variant="normal" fo:text-transform="none" fo:font-size="14pt" style:font-size-asian="14pt" style:font-size-complex="14pt"/>
    </style:style>
    <style:style style:name="T13" style:family="text">
      <style:text-properties fo:font-variant="normal" fo:text-transform="none" fo:font-size="14pt" officeooo:rsid="0001ffaa" style:font-size-asian="14pt" style:font-size-complex="14pt"/>
    </style:style>
    <style:style style:name="T14" style:family="text">
      <style:text-properties style:use-window-font-color="true" style:font-name="Times New Roman" fo:font-size="14pt" fo:language="ru" fo:country="RU" officeooo:rsid="0001ffaa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style:use-window-font-color="true" style:font-name="Times New Roman" fo:font-size="14pt" fo:language="ru" fo:country="RU" fo:font-style="italic" officeooo:rsid="000942cd" style:font-name-asian="Times New Roman" style:font-size-asian="14pt" style:font-style-asian="italic" style:font-name-complex="Times New Roman" style:font-size-complex="14pt" style:language-complex="ar" style:country-complex="SA" style:font-style-complex="italic"/>
    </style:style>
    <style:style style:name="T16" style:family="text">
      <style:text-properties style:use-window-font-color="true" style:font-name="Times New Roman" fo:font-size="14pt" fo:language="ru" fo:country="RU" fo:font-style="normal" officeooo:rsid="0013519e" style:font-name-asian="Times New Roman" style:font-size-asian="14pt" style:font-style-asian="normal" style:font-name-complex="Times New Roman" style:font-size-complex="14pt" style:language-complex="ar" style:country-complex="SA" style:font-style-complex="normal"/>
    </style:style>
    <style:style style:name="T17" style:family="text">
      <style:text-properties style:use-window-font-color="true" style:font-name="Times New Roman" fo:font-size="14pt" fo:language="en" fo:country="US" officeooo:rsid="00121247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8" style:family="text">
      <style:text-properties style:use-window-font-color="true" style:font-name="Times New Roman" fo:font-size="14pt" fo:language="en" fo:country="US" officeooo:rsid="0013519e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officeooo:rsid="0008c729" style:font-weight-asian="bold"/>
    </style:style>
    <style:style style:name="T21" style:family="text">
      <style:text-properties officeooo:rsid="000942cd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officeooo:rsid="000a8dbf"/>
    </style:style>
    <style:style style:name="T24" style:family="text">
      <style:text-properties officeooo:rsid="000cc8c3"/>
    </style:style>
    <style:style style:name="T25" style:family="text">
      <style:text-properties officeooo:rsid="000e4d98"/>
    </style:style>
    <style:style style:name="T26" style:family="text">
      <style:text-properties officeooo:rsid="0014fc8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МО ЭВМ</text:p>
      <text:p text:style-name="P5"/>
      <text:p text:style-name="P5"/>
      <text:p text:style-name="P9"/>
      <text:p text:style-name="P9"/>
      <text:p text:style-name="P9"/>
      <text:p text:style-name="P9"/>
      <text:p text:style-name="P9"/>
      <text:p text:style-name="P30"><text:span text:style-name="Название_20_книги"><text:span text:style-name="T2">отчет</text:span></text:span></text:p>
      <text:p text:style-name="P6">по лабораторной работе №1</text:p>
      <text:p text:style-name="P4"><text:span text:style-name="T6">по дисциплине «Алгоритмы и структуры данных</text:span><text:span text:style-name="T11">»</text:span></text:p>
      <text:p text:style-name="P4"><text:span text:style-name="Название_20_книги"><text:span text:style-name="T12">Тема: </text:span></text:span><text:span text:style-name="Название_20_книги"><text:span text:style-name="T13">Рекурсия</text:span></text:span></text:p>
      <text:p text:style-name="P10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Студент гр. 9384</text:p>
          </table:table-cell>
          <table:table-cell table:style-name="Table1.B1" office:value-type="string">
            <text:p text:style-name="P11"/>
          </table:table-cell>
          <table:table-cell table:style-name="Table1.A1" office:value-type="string">
            <text:p text:style-name="P17"><text:span text:style-name="T14">Соседков</text:span><text:span text:style-name="T4"> </text:span><text:span text:style-name="T5">К</text:span><text:span text:style-name="T4">.</text:span><text:span text:style-name="T5">С</text:span><text:span text:style-name="T4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1"/>
          </table:table-cell>
          <table:table-cell table:style-name="Table1.A1" office:value-type="string">
            <text:p text:style-name="P13">Ефремов М.А.</text:p>
          </table:table-cell>
        </table:table-row>
      </table:table>
      <text:p text:style-name="P12"/>
      <text:p text:style-name="P12"/>
      <text:p text:style-name="P12">Санкт-Петербург</text:p>
      <text:p text:style-name="P12">2020</text:p>
      <text:p text:style-name="P6"><text:soft-page-break/></text:p>
      <text:p text:style-name="P22">Цель работы.</text:p>
      <text:p text:style-name="P3"><text:span text:style-name="T8"><text:tab/><text:tab/><text:tab/> <text:s text:c="8"/></text:span><text:span text:style-name="T18">Разработать</text:span><text:span text:style-name="T17"> синтаксический анализатор используя рекурсивную функцию.</text:span></text:p>
      <text:p text:style-name="P7"/>
      <text:p text:style-name="P21"><text:span text:style-name="T19">Задание. </text:span><text:span text:style-name="T20">(Вариант № 16)</text:span></text:p>
      <text:p text:style-name="P21">Построить синтаксический анализатор для понятия скобки.</text:p>
      <text:p text:style-name="P21">скобки::=А | B | ( скобки скобки )</text:p>
      <text:p text:style-name="P20"/>
      <text:p text:style-name="P22">Выполнение работы.</text:p>
      <text:p text:style-name="P26"><text:span text:style-name="T16">При выполнении</text:span><text:span text:style-name="T10"> работы была написана рекурсивная функция </text:span><text:span text:style-name="T9">isBracket, </text:span><text:span text:style-name="T10">принимающая на вход строку. Функция возвращает true если входная строка является скобкой, иначе возвращает false.</text:span></text:p>
      <text:p text:style-name="P24">Алгоритм работы функции isBracket():</text:p>
      <text:p text:style-name="P24">-считывается следующий символ из строки</text:p>
      <text:p text:style-name="P24">-выполняется проверка является ли данный символ скобкой A или B</text:p>
      <text:p text:style-name="P24">-если символ не является скобкой А или В, выполняется проверка на наличие конструкции (скобки скобки).</text:p>
      <text:p text:style-name="P24">-<text:span text:style-name="T26">в остальных случаях функция возвращает false</text:span></text:p>
      <text:p text:style-name="P24"/>
      <text:p text:style-name="P26"><text:span text:style-name="T10">Так же были написаны дополнительные функции </text:span><text:span text:style-name="T15">readNextChar</text:span><text:span text:style-name="T9"> </text:span><text:span text:style-name="T10">и </text:span><text:span text:style-name="T9">input.</text:span></text:p>
      <text:p text:style-name="P26"><text:span text:style-name="T9">char </text:span><text:span text:style-name="T15">readNextChar</text:span><text:span text:style-name="T9">(string s) —</text:span><text:span text:style-name="T10"> считывает следующий символ из строки.</text:span></text:p>
      <text:p text:style-name="P25"><text:span text:style-name="T22">int input()</text:span> - считывает число от 1 до 3 с терминала, и возвращает его. 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7"><text:span text:style-name="T7">Тестирование</text:span>.</text:p>
      <text:p text:style-name="P15">Результаты тестирования представлены в табл. 1.</text:p>
      <text:p text:style-name="P15">Таблица 1 – Результаты тестирования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4">№ п/п</text:p>
          </table:table-cell>
          <table:table-cell table:style-name="Table2.A1" office:value-type="string">
            <text:p text:style-name="P14">Входные данные</text:p>
          </table:table-cell>
          <table:table-cell table:style-name="Table2.A1" office:value-type="string">
            <text:p text:style-name="P14">Выходные данные</text:p>
          </table:table-cell>
          <table:table-cell table:style-name="Table2.D1" office:value-type="string">
            <text:p text:style-name="P14">Комментарии</text:p>
          </table:table-cell>
        </table:table-row>
        <table:table-row table:style-name="Table2.2">
          <table:table-cell table:style-name="Table2.A1" office:value-type="string">
            <text:p text:style-name="P14">1.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14"><text:s/><text:span text:style-name="T23">Is not a bracket</text:span></text:p>
          </table:table-cell>
          <table:table-cell table:style-name="Table2.D1" office:value-type="string">
            <text:p text:style-name="P18">Пустая строка</text:p>
          </table:table-cell>
        </table:table-row>
        <table:table-row table:style-name="Table2.3">
          <table:table-cell table:style-name="Table2.A1" office:value-type="string">
            <text:p text:style-name="P14">2.</text:p>
          </table:table-cell>
          <table:table-cell table:style-name="Table2.A1" office:value-type="string">
            <text:p text:style-name="P16">((B A) B)</text:p>
          </table:table-cell>
          <table:table-cell table:style-name="Table2.A1" office:value-type="string">
            <text:p text:style-name="P14">((B A) B) is a bracket</text:p>
          </table:table-cell>
          <table:table-cell table:style-name="Table2.D1" office:value-type="string">
            <text:p text:style-name="P14"/>
          </table:table-cell>
        </table:table-row>
        <table:table-row table:style-name="Table2.4">
          <table:table-cell table:style-name="Table2.A1" office:value-type="string">
            <text:p text:style-name="P14">3.</text:p>
          </table:table-cell>
          <table:table-cell table:style-name="Table2.A1" office:value-type="string">
            <text:p text:style-name="P14">((B A) (A B))</text:p>
          </table:table-cell>
          <table:table-cell table:style-name="Table2.A1" office:value-type="string">
            <text:p text:style-name="P14">((B A) (A B)) is a bracket</text:p>
          </table:table-cell>
          <table:table-cell table:style-name="Table2.D1" office:value-type="string">
            <text:p text:style-name="P14"/>
          </table:table-cell>
        </table:table-row>
      </table:table>
      <text:p text:style-name="P19"/>
      <text:p text:style-name="P22">Выводы.</text:p>
      <text:p text:style-name="P28">При выполнении работы было изучено понятие рекурсия, <text:span text:style-name="T24">как в теории так и на практике, а так же был написан синтаксический ана</text:span><text:span text:style-name="T25">л</text:span><text:span text:style-name="T24">изатор.</text:span></text:p>
      <text:p text:style-name="P29"><text:span text:style-name="Название_20_книги"><text:span text:style-name="T1">Приложение А</text:span></text:span></text:p>
      <text:p text:style-name="P30"><text:span text:style-name="Название_20_книги"><text:span text:style-name="T3">исходный код программы</text:span></text:span></text:p>
      <text:p text:style-name="P20">Название файла: <text:span text:style-name="T21">lab1</text:span>.cpp</text:p>
      <text:p text:style-name="P20">#include &lt;iostream&gt;</text:p>
      <text:p text:style-name="P20">#include &lt;fstream&gt;</text:p>
      <text:p text:style-name="P20">#include &lt;limits&gt;</text:p>
      <text:p text:style-name="P20">#include &lt;string&gt;</text:p>
      <text:p text:style-name="P20"/>
      <text:p text:style-name="P20">using namespace std;</text:p>
      <text:p text:style-name="P20"/>
      <text:p text:style-name="P20">bool isBrackets(string s);</text:p>
      <text:p text:style-name="P20">char readNextChar(string s);</text:p>
      <text:p text:style-name="P20">int input();</text:p>
      <text:p text:style-name="P20"/>
      <text:p text:style-name="P20"/>
      <text:p text:style-name="P20">// скобки::= А | B | ( скобки скобки )</text:p>
      <text:p text:style-name="P20"/>
      <text:p text:style-name="P20">int main() {</text:p>
      <text:p text:style-name="P20"><text:s text:c="4"/>int type = input();</text:p>
      <text:p text:style-name="P20"/>
      <text:p text:style-name="P20"><text:s text:c="4"/>std::string line; <text:s text:c="2"/></text:p>
      <text:p text:style-name="P20"/>
      <text:p text:style-name="P20"><text:s text:c="4"/>if(type == 1) {</text:p>
      <text:p text:style-name="P20"><text:s text:c="8"/>cin.ignore();</text:p>
      <text:p text:style-name="P20"><text:s text:c="8"/>ifstream infile ("file.txt");</text:p>
      <text:p text:style-name="P20"><text:s text:c="8"/>std::getline(infile, line);</text:p>
      <text:p text:style-name="P20"><text:s text:c="4"/>}</text:p>
      <text:p text:style-name="P20"><text:s text:c="4"/>else if(type == 2) {</text:p>
      <text:p text:style-name="P20"><text:s text:c="8"/>cout &lt;&lt; "Input string: \n"; </text:p>
      <text:p text:style-name="P20"><text:s text:c="8"/>cin.ignore();</text:p>
      <text:p text:style-name="P20"><text:soft-page-break/><text:s text:c="8"/>getline(std::cin, line);</text:p>
      <text:p text:style-name="P20"><text:s text:c="4"/>}</text:p>
      <text:p text:style-name="P20"/>
      <text:p text:style-name="P20"><text:s text:c="4"/>cout &lt;&lt; "Current string: " &lt;&lt; line &lt;&lt; std::endl;</text:p>
      <text:p text:style-name="P20"><text:s text:c="4"/>bool result = isBrackets(line);</text:p>
      <text:p text:style-name="P20"/>
      <text:p text:style-name="P20"><text:s text:c="4"/>if(result &amp;&amp; ((int)readNextChar(line)==0)) {</text:p>
      <text:p text:style-name="P20"><text:s text:c="8"/>cout &lt;&lt; line &lt;&lt; " is a bracket\n";</text:p>
      <text:p text:style-name="P20"><text:s text:c="4"/>}</text:p>
      <text:p text:style-name="P20"/>
      <text:p text:style-name="P20"><text:s text:c="4"/>else {</text:p>
      <text:p text:style-name="P20"><text:s text:c="8"/>cout &lt;&lt; line &lt;&lt; " is not a bracket\n";</text:p>
      <text:p text:style-name="P20"><text:s text:c="4"/>}</text:p>
      <text:p text:style-name="P20"><text:s text:c="4"/></text:p>
      <text:p text:style-name="P20"><text:s text:c="4"/>return 0;</text:p>
      <text:p text:style-name="P20">}</text:p>
      <text:p text:style-name="P20"/>
      <text:p text:style-name="P20">int input() { </text:p>
      <text:p text:style-name="P20"><text:s text:c="4"/>cout &lt;&lt; "Lab 1(16) -&gt; скобки::= А | B | ( скобки скобки )\n";</text:p>
      <text:p text:style-name="P20"><text:s text:c="4"/>cout &lt;&lt; "1) Input from file ('file.txt' by default)\n";</text:p>
      <text:p text:style-name="P20"><text:s text:c="4"/>cout &lt;&lt; "2) Terminal input\n"; </text:p>
      <text:p text:style-name="P20"><text:s text:c="4"/>cout &lt;&lt; "Input type (1, 2): " &lt;&lt; endl;</text:p>
      <text:p text:style-name="P20"><text:s text:c="4"/></text:p>
      <text:p text:style-name="P20"><text:s text:c="4"/>int type = 0;</text:p>
      <text:p text:style-name="P20"><text:s text:c="4"/>do {</text:p>
      <text:p text:style-name="P20"><text:s text:c="8"/>cin &gt;&gt; type;</text:p>
      <text:p text:style-name="P20"><text:s text:c="8"/>if (cin.fail()) {</text:p>
      <text:p text:style-name="P20"><text:s text:c="12"/>cout &lt;&lt; "Please enter an integer (1, 2)\n";</text:p>
      <text:p text:style-name="P20"><text:s text:c="12"/>cin.clear();</text:p>
      <text:p text:style-name="P20"><text:s text:c="12"/>cin.ignore(numeric_limits&lt;streamsize&gt;::max(), '\n');</text:p>
      <text:p text:style-name="P20"><text:soft-page-break/><text:s text:c="8"/>} <text:s text:c="4"/></text:p>
      <text:p text:style-name="P20"><text:s text:c="4"/>} while(type != 1 &amp;&amp; type != 2);</text:p>
      <text:p text:style-name="P20"/>
      <text:p text:style-name="P20"><text:s text:c="4"/>return type;</text:p>
      <text:p text:style-name="P20">}</text:p>
      <text:p text:style-name="P20"/>
      <text:p text:style-name="P20">char readNextChar(string s) {</text:p>
      <text:p text:style-name="P20"><text:s text:c="4"/>static int str_size = s.size();</text:p>
      <text:p text:style-name="P20"><text:s text:c="4"/>static int index = 0;</text:p>
      <text:p text:style-name="P20"><text:s text:c="4"/>static string last_string = s;</text:p>
      <text:p text:style-name="P20"><text:s text:c="4"/>if(last_string != s) {</text:p>
      <text:p text:style-name="P20"><text:s text:c="8"/>str_size = s.size();</text:p>
      <text:p text:style-name="P20"><text:s text:c="8"/>index = 0;</text:p>
      <text:p text:style-name="P20"><text:s text:c="8"/>last_string = s;</text:p>
      <text:p text:style-name="P20"><text:s text:c="4"/>}</text:p>
      <text:p text:style-name="P20"/>
      <text:p text:style-name="P20"><text:s text:c="4"/>while(s[index] == ' ' &amp;&amp; index &lt; str_size) {</text:p>
      <text:p text:style-name="P20"><text:s text:c="8"/>index++;</text:p>
      <text:p text:style-name="P20"><text:s text:c="4"/>}</text:p>
      <text:p text:style-name="P20"><text:s text:c="4"/>index++;</text:p>
      <text:p text:style-name="P20"><text:s text:c="4"/>return s[index-1];</text:p>
      <text:p text:style-name="P20">}</text:p>
      <text:p text:style-name="P20"/>
      <text:p text:style-name="P20">bool isBrackets(string s) {</text:p>
      <text:p text:style-name="P20"><text:s text:c="4"/>char symbol;</text:p>
      <text:p text:style-name="P20"><text:s text:c="4"/>symbol = readNextChar(s);</text:p>
      <text:p text:style-name="P20"><text:s text:c="4"/>cout &lt;&lt; "Read char: " &lt;&lt; symbol &lt;&lt; std::endl;</text:p>
      <text:p text:style-name="P20"><text:s text:c="4"/>if(symbol == 'A' || symbol == 'B') {</text:p>
      <text:p text:style-name="P20"><text:s text:c="8"/>cout &lt;&lt; "Current char is " &lt;&lt; symbol &lt;&lt; ". Return true\n";</text:p>
      <text:p text:style-name="P20"><text:s text:c="8"/>return true;</text:p>
      <text:p text:style-name="P20"><text:soft-page-break/><text:s text:c="4"/>}</text:p>
      <text:p text:style-name="P20"><text:s text:c="4"/>else if(symbol == '(') {</text:p>
      <text:p text:style-name="P20"><text:s text:c="8"/>cout &lt;&lt; "Current char == '('\n";</text:p>
      <text:p text:style-name="P20"><text:s text:c="8"/>cout &lt;&lt; "Read first bracket\n";</text:p>
      <text:p text:style-name="P20"><text:s text:c="8"/>bool firstBracket = isBrackets(s);</text:p>
      <text:p text:style-name="P20"><text:s text:c="8"/>cout &lt;&lt; "Read second bracket\n";</text:p>
      <text:p text:style-name="P20"><text:s text:c="8"/>bool secondBracket = isBrackets(s);</text:p>
      <text:p text:style-name="P20"><text:s text:c="8"/>symbol = readNextChar(s);</text:p>
      <text:p text:style-name="P20"><text:s text:c="8"/>if(!firstBracket) {</text:p>
      <text:p text:style-name="P20"><text:s text:c="12"/>cout &lt;&lt; "First bracket read error. Return false\n"; </text:p>
      <text:p text:style-name="P20"><text:s text:c="12"/>return false;</text:p>
      <text:p text:style-name="P20"><text:s text:c="8"/>}</text:p>
      <text:p text:style-name="P20"><text:s text:c="8"/>if(!secondBracket) {</text:p>
      <text:p text:style-name="P20"><text:s text:c="12"/>cout &lt;&lt; "Second bracket read error. Return false\n"; </text:p>
      <text:p text:style-name="P20"><text:s text:c="12"/>return false;</text:p>
      <text:p text:style-name="P20"><text:s text:c="8"/>}</text:p>
      <text:p text:style-name="P20"><text:s text:c="8"/>if(symbol != ')') {</text:p>
      <text:p text:style-name="P20"><text:s text:c="12"/>cout &lt;&lt; symbol &lt;&lt; " Last char is not ')'. Return false\n"; </text:p>
      <text:p text:style-name="P20"><text:s text:c="12"/>return false;</text:p>
      <text:p text:style-name="P20"><text:s text:c="8"/>}</text:p>
      <text:p text:style-name="P20"><text:s text:c="8"/>cout &lt;&lt; "OK\n";</text:p>
      <text:p text:style-name="P20"><text:s text:c="8"/>return true;</text:p>
      <text:p text:style-name="P20"><text:s text:c="4"/>}</text:p>
      <text:p text:style-name="P20"><text:s text:c="4"/>cout &lt;&lt; "Current char != 'A', 'B', '('. Return false\n";</text:p>
      <text:p text:style-name="P20"><text:s text:c="4"/>return false;</text:p>
      <text:p text:style-name="P20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39in" fo:margin-bottom="0in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0.3937in" fo:margin-right="0.4764in" fo:line-height="0.1945in" fo:text-align="justify" style:justify-single-word="false" fo:text-indent="0.2953in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25in" fo:margin-right="0in" fo:line-height="130%" fo:text-align="justify" style:justify-single-word="false" fo:text-indent="-0.25in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15">
      <style:paragraph-properties fo:margin-left="0.5in" fo:margin-right="0in" fo:margin-top="0.1945in" fo:margin-bottom="0.1945in" loext:contextual-spacing="false" fo:text-indent="0in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2957in" fo:margin-right="0in" fo:text-align="justify" style:justify-single-word="false" fo:text-indent="-0.2957in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1.1811in" fo:margin-right="0in" fo:margin-top="0.0835in" fo:margin-bottom="0in" loext:contextual-spacing="false" fo:text-align="justify" style:justify-single-word="false" fo:text-indent="-0.4917in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0835in" fo:margin-bottom="0.0835in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in" fo:margin-bottom="0.111in" loext:contextual-spacing="false" fo:line-height="0.1665in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loext:contextual-spacing="true" fo:text-indent="0in" style:auto-text-indent="false"/>
    </style:style>
    <style:style style:name="ConsPlusNormal" style:family="paragraph">
      <style:paragraph-properties fo:margin-left="0in" fo:margin-right="0in" fo:orphans="0" fo:widows="0" fo:text-indent="0.5in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1665in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1945in" fo:margin-bottom="0in" loext:contextual-spacing="false" fo:line-height="0.1902in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in" fo:margin-bottom="0.139in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08in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in" fo:margin-bottom="0.0835in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in" fo:margin-bottom="0.0835in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0.4307in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1929in" fo:text-align="justify" style:justify-single-word="false" fo:orphans="0" fo:widows="0" fo:padding="0.4307in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1945in" fo:margin-bottom="0.1945in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25in" fo:margin-right="0in" fo:text-align="justify" style:justify-single-word="false" fo:text-indent="-0.25in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0.8398in" fo:margin-right="0in" fo:text-align="justify" style:justify-single-word="false" fo:text-indent="-0.25in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0.6429in" fo:margin-right="0in" fo:margin-top="0in" fo:margin-bottom="0in" loext:contextual-spacing="true" fo:text-indent="-0.25in" style:auto-text-indent="false"/>
    </style:style>
    <style:style style:name="for_5f_tables_5f_12" style:display-name="for_tables_12" style:family="paragraph" style:parent-style-name="Standard">
      <style:paragraph-properties fo:line-height="0.222in"/>
    </style:style>
    <style:style style:name="Основной_20_текст_20_21" style:display-name="Основной текст 21" style:family="paragraph" style:parent-style-name="Standard">
      <style:paragraph-properties fo:margin-left="0in" fo:margin-right="0in" fo:text-align="justify" style:justify-single-word="false" fo:text-indent="0.4925in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1945in" fo:margin-bottom="0.1945in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1945in" fo:margin-bottom="0.1945in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14">
      <style:paragraph-properties fo:margin-left="0.1972in" fo:margin-right="0in" fo:line-height="120%" fo:text-align="justify" style:justify-single-word="false" fo:text-indent="0in" style:auto-text-indent="false"/>
      <style:text-properties fo:font-size="14pt" fo:letter-spacing="-0.0016in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in" fo:margin-right="0in" fo:line-height="130%" fo:text-align="justify" style:justify-single-word="false" fo:text-indent="0.4925in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1945in" fo:margin-bottom="0.1945in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in" fo:margin-right="0in" fo:text-indent="0.3937in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0.5in" fo:margin-right="0in" fo:margin-top="0in" fo:margin-bottom="0in" loext:contextual-spacing="true" fo:text-indent="0in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in" fo:margin-right="0in" fo:text-align="justify" style:justify-single-word="false" fo:text-indent="0.4925in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35in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3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format="a" style:num-letter-sync="true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4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4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4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4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4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4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4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4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и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5z1" style:num-suffix="." style:num-format="1" text:start-value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5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5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5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5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5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5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5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с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2" text:style-name="WW8Num6z1" style:num-suffix="." style:num-format="1" text:start-value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6z2" style:num-suffix="." text:bullet-char="&gt;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6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6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6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6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6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6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7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7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7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7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7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7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7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7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8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8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8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8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8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8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8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8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9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9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9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9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9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9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9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9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0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0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0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0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0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0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0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0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3154in" fo:text-indent="-0.25in" fo:margin-left="0.5654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1.222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722in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2.22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722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3.222in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fo:text-indent="-0.25in" fo:margin-left="3.722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4.222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72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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1.393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1.8937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2.3937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2.893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3.3937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25in" fo:margin-left="3.8937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25in" fo:margin-left="4.393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-0.0008in" fo:text-align="end" style:justify-single-word="false" fo:text-indent="0in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6.6937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2953in" fo:margin-bottom="0.4925in" fo:margin-left="1.1811in" fo:margin-right="0.3937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2953in" fo:margin-left="0in" fo:margin-right="0in" fo:margin-top="0.2563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6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ПРОЕКТ ЛЭТИ</dc:title>
    <dc:subject/>
    <meta:keyword/>
    <meta:initial-creator>SAP</meta:initial-creator>
    <meta:creation-date>2020-09-23T20:56:00</meta:creation-date>
    <dc:date>2020-09-24T18:05:44.165505894</dc:date>
    <meta:print-date>2015-07-17T12:06:00</meta:print-date>
    <meta:editing-cycles>28</meta:editing-cycles>
    <meta:editing-duration>PT4H10M9S</meta:editing-duration>
    <meta:generator>LibreOffice/6.4.5.2$Linux_X86_64 LibreOffice_project/40$Build-2</meta:generator>
    <meta:document-statistic meta:table-count="2" meta:image-count="0" meta:object-count="0" meta:page-count="7" meta:paragraph-count="151" meta:word-count="601" meta:character-count="4234" meta:non-whitespace-character-count="3226"/>
  </office:meta>
</office:document-meta>
</file>